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e51f" officeooo:paragraph-rsid="0004e51f"/>
    </style:style>
    <style:style style:name="T1" style:family="text">
      <style:text-properties officeooo:rsid="0004e51f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04e5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fo</text:span><text:span text:style-name="T3">nc</text:span><text:span text:style-name="T2">tion afficheGrille</text:span><text:line-break/>Affiche la grille <text:line-break/><text:line-break/>paramètres<text:line-break/>grille(Entrée) : tableau<text:line-break/><text:line-break/><text:line-break/><text:line-break/><text:span text:style-name="T2">fonction demandeLigne</text:span><text:line-break/>Demande quelle ligne l'utilisateur veut aller et vérifie si la ligne est déjà complète<text:line-break/><text:line-break/>paramètres<text:line-break/>ligne (Entrée/Sortie) : caractère, choix de la ligne (entre A et I)<text:line-break/><text:line-break/>résultat<text:line-break/>caractère, choix de l'utilisateur<text:line-break/><text:line-break/><text:line-break/><text:line-break/><text:span text:style-name="T2">fonction demandeColonne</text:span><text:line-break/>Demande quelle colonne l'utilisateur veut aller et vérifie si la colonne est déjà complète<text:line-break/><text:line-break/>paramètres<text:line-break/>colonne (Entrée/Sortie) : entier, choix de la colonne (entre 1 et 9)<text:line-break/><text:line-break/>résultat<text:line-break/>entier, choix de l'utilisateur<text:line-break/><text:line-break/><text:line-break/><text:line-break/><text:span text:style-name="T2">fonction demandeChiffre</text:span><text:line-break/>Demande quelle chiffre l'utilisateur veut mettre et modifie la grille<text:line-break/><text:line-break/>paramètres<text:line-break/>chiffre (Sortie) : entier (entre 1 et 9)<text:line-break/>grille (Entrée/Sortie) : tableau<text:line-break/><text:line-break/>résultat<text:line-break/>tableau, modification du tableau avec le chiffre mis<text:line-break/><text:line-break/><text:line-break/><text:line-break/><text:span text:style-name="T2">fonction verifieLigne</text:span><text:line-break/>Regarde si la ligne est complétée<text:line-break/><text:line-break/>paramètres<text:line-break/>grille (Entrée) : tableau<text:line-break/>ligne (Entrée) : caractère (entre A et I)<text:line-break/>ligneComplete (Sortie) : booléen<text:line-break/><text:line-break/>résultat<text:line-break/>booléen<text:line-break/><text:soft-page-break/><text:line-break/><text:line-break/><text:line-break/><text:span text:style-name="T2">fonction verifieColonne</text:span><text:line-break/>Regarde si la colonne est complétée<text:line-break/><text:line-break/>paramètres<text:line-break/>grille (Entrée) : tableau<text:line-break/>colonne (Entrée) : entier (entre 1 à 9)<text:line-break/>ligneComplete (Sortie) : booléen<text:line-break/><text:line-break/>résultat<text:line-break/>booléen<text:line-break/><text:line-break/><text:line-break/><text:line-break/><text:span text:style-name="T2">fonction gagner</text:span><text:line-break/>Vérifie si toutes les cases sont valides (True) et affiche victoire si elles le sont<text:line-break/>paramètres <text:line-break/>victoire (Entrée/Sortie) : booléen<text:line-break/><text:line-break/>résultat<text:line-break/>booléen, affiche si victoire ou non<text:line-break/><text:line-break/><text:line-break/><text:line-break/><text:span text:style-name="T2">Algorithme principal :</text:span><text:line-break/><text:line-break/>Début<text:line-break/><text:tab/>initialisation de la grille<text:line-break/><text:tab/>initialisation de la variable victoire à false<text:line-break/><text:tab/>affiche les règles du jeu<text:line-break/><text:tab/>tant que victoire est false:<text:line-break/><text:tab/><text:tab/>afficheGrille(grille)<text:line-break/><text:tab/><text:tab/>demandeLigne(ligne)<text:line-break/><text:tab/><text:tab/>demandeColonne(colonne)<text:line-break/><text:tab/><text:tab/>demandeChiffre(chiffre)<text:line-break/><text:tab/><text:tab/>gagner(grille,victoire)<text:line-break/><text:tab/><text:line-break/><text:tab/>affiche victoire et remerciement<text:line-break/><text:tab/><text:line-break/><text:span text:style-name="T1">Fin</text:span><text:line-break/><text:line-break/><text:tab/><text:line-break/><text:line-break/><text:line-break/><text:line-break/></text:p>
      <text:p text:style-name="Standard"/>
      <text:p text:style-name="Standard"/>
      <text:p text:style-name="P1">Pérou Adrien <text:s text:c="120"/>1B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5T19:46:33.777000000</meta:creation-date>
    <dc:date>2023-11-05T19:52:28.216000000</dc:date>
    <meta:editing-duration>PT45S</meta:editing-duration>
    <meta:editing-cycles>1</meta:editing-cycles>
    <meta:document-statistic meta:table-count="0" meta:image-count="0" meta:object-count="0" meta:page-count="2" meta:paragraph-count="2" meta:word-count="232" meta:character-count="1855" meta:non-whitespace-character-count="1443"/>
    <meta:generator>LibreOffice/7.5.5.2$Windows_X86_64 LibreOffice_project/ca8fe7424262805f223b9a2334bc7181abbcbf5e</meta:generator>
  </office:meta>
</office:document-meta>
</file>